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Line_20_Arrow" draw:marker-end-width="0.2cm" draw:textarea-horizontal-align="center" draw:textarea-vertical-align="middl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id="id1" draw:layer="layout" svg:width="3.461cm" svg:height="0.983cm" svg:x="3.554cm" svg:y="1cm">
          <draw:text-box>
            <text:p><text:span text:style-name="T1">learn.task</text:span></text:p>
          </draw:text-box>
        </draw:frame>
        <draw:frame draw:style-name="gr2" draw:id="id2" draw:layer="layout" svg:width="3.605cm" svg:height="0.963cm" svg:x="1cm" svg:y="3.537cm">
          <draw:text-box>
            <text:p>classif.task</text:p>
          </draw:text-box>
        </draw:frame>
        <draw:frame draw:style-name="gr2" draw:id="id3" draw:layer="layout" svg:width="2.936cm" svg:height="0.963cm" svg:x="6.314cm" svg:y="3.537cm">
          <draw:text-box>
            <text:p>regr.task</text:p>
          </draw:text-box>
        </draw:frame>
        <draw:connector draw:style-name="gr3" draw:text-style-name="P2" draw:layer="layout" svg:x1="3.554cm" svg:y1="1.491cm" svg:x2="2.802cm" svg:y2="3.537cm" draw:start-shape="id1" draw:start-glue-point="3" draw:end-shape="id2" svg:d="m3554 1491h-752v2046">
          <text:p/>
        </draw:connector>
        <draw:connector draw:style-name="gr3" draw:text-style-name="P2" draw:layer="layout" svg:x1="7.015cm" svg:y1="1.491cm" svg:x2="7.782cm" svg:y2="3.537cm" draw:start-shape="id1" draw:start-glue-point="1" draw:end-shape="id3" svg:d="m7015 1491h767v20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2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tharina Borg</meta:initial-creator>
    <meta:creation-date>2010-06-04T10:52:10.07</meta:creation-date>
    <dc:date>2010-06-04T12:56:06.26</dc:date>
    <dc:creator>Katharina Borg</dc:creator>
    <meta:editing-duration>PT00H01M55S</meta:editing-duration>
    <meta:editing-cycles>2</meta:editing-cycles>
    <meta:generator>OpenOffice.org/3.2$Win32 OpenOffice.org_project/320m12$Build-9483</meta:generator>
    <meta:document-statistic meta:object-count="5"/>
  </office:meta>
</office:document-meta>
</file>